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ucidasans" svg:font-family="Lucidasans" style:font-pitch="variable"/>
    <style:font-face style:name="Mincho" svg:font-family="Mincho, msminch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adornments="Bold" style:font-family-generic="swiss" style:font-pitch="variable"/>
    <style:font-face style:name="Nimbus Sans L1" svg:font-family="'Nimbus Sans L'" style:font-adornments="Bold Italic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style:use-window-font-color="true" style:font-name="Bitstream Vera Sans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6" style:family="paragraph" style:parent-style-name="Standard" style:list-style-name="L4">
      <style:paragraph-properties fo:text-align="justify" style:justify-single-word="false">
        <style:tab-stops>
          <style:tab-stop style:position="0in"/>
        </style:tab-stops>
      </style:paragraph-properties>
      <style:text-properties style:use-window-font-color="true" style:font-name="Bitstream Vera Sans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800000" style:text-line-through-style="solid" style:font-name="Bitstream Vera Sans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style:use-window-font-color="true" style:text-line-through-style="solid" style:font-name="Bitstream Vera Sans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ivit du projet</text:h>
      <text:h text:style-name="Heading_20_1" text:outline-level="1">Installation matérielle</text:h>
      <text:p text:style-name="P1">L'installation de la carte modem dans le chassis du serveur doit se faire après l'installation des pilotes</text:p>
      <text:p text:style-name="Standard">Installation du serveur </text:p>
      <text:list text:style-name="L1">
        <text:list-item>
          <text:p text:style-name="P2">BIOS Version : 1.4.1 (07/03/07)</text:p>
        </text:list-item>
        <text:list-item>
          <text:p text:style-name="P2">Tag Service : 4Q6G53J</text:p>
        </text:list-item>
        <text:list-item>
          <text:p text:style-name="P2">Express Service Code : 10290080719</text:p>
        </text:list-item>
        <text:list-item>
          <text:p text:style-name="P2">Carte modem Voicent</text:p>
        </text:list-item>
      </text:list>
      <text:p text:style-name="Standard">Test du matériel à l'aide des outils DELL “Hardware Diagnostics”</text:p>
      <text:list text:style-name="L2">
        <text:list-item>
          <text:p text:style-name="P3">Tests étendus de la mémoire – passés avec succés</text:p>
        </text:list-item>
        <text:list-item>
          <text:p text:style-name="P3">Tests étendus du matériel – passés avec succés </text:p>
        </text:list-item>
      </text:list>
      <text:p text:style-name="Standard">Installation de Dell Server Installation (prépare un script d'install unattended)</text:p>
      <text:p text:style-name="Standard">Inscription sur <text:a xlink:type="simple" xlink:href="https://eopen.microsoft.com/">https://eopen.microsoft.com</text:a></text:p>
      <text:p text:style-name="Standard">Création d'un compte Windows Live ID avec l'email : <text:a xlink:type="simple" xlink:href="mailto:boissier@univ-reunion.fr">boissier@univ-reunion.fr</text:a></text:p>
      <text:p text:style-name="Standard">Installation système Windows 2003 server</text:p>
      <text:p text:style-name="Standard">Installation du modem PCI : suivre scrupuleusement le manuel d'installation!</text:p>
      <text:p text:style-name="Standard">Mises à jour Windows (nottamment le Service Pack 2)</text:p>
      <text:h text:style-name="Heading_20_1" text:outline-level="1">Installation logicielle</text:h>
      <text:p text:style-name="Standard">Installation de Voicent Gateway :</text:p>
      <text:list text:style-name="L3">
        <text:list-item>
          <text:p text:style-name="P4">Installation de Java</text:p>
        </text:list-item>
        <text:list-item>
          <text:p text:style-name="P4">Installation de Voicent Gateway</text:p>
        </text:list-item>
        <text:list-item>
          <text:p text:style-name="P4">Installation de Broadcast By Phone</text:p>
        </text:list-item>
        <text:list-item>
          <text:p text:style-name="P4">Obtention de la licence</text:p>
        </text:list-item>
      </text:list>
      <text:p text:style-name="Standard">Installation du Java SDK 6 update 3 <text:s/>(pour le développement)</text:p>
      <text:p text:style-name="Standard">Installation de TortoiseSVN</text:p>
      <text:h text:style-name="Heading_20_1" text:outline-level="1">Outils de développement</text:h>
      <text:p text:style-name="Standard">Installation d'un serveur Subversion pour le versionnage du développement.</text:p>
      <text:h text:style-name="Heading_20_1" text:outline-level="1">Tests de Voicent Gateway</text:h>
      <text:p text:style-name="P5">Test des méthodes :</text:p>
      <text:list text:style-name="L4">
        <text:list-item>
          <text:p text:style-name="P6">callAudio</text:p>
        </text:list-item>
        <text:list-item>
          <text:p text:style-name="P6">callText</text:p>
        </text:list-item>
        <text:list-item>
          <text:p text:style-name="P6">callTillConfirm</text:p>
        </text:list-item>
      </text:list>
      <text:p text:style-name="P7">Note concernant callTillConfirm et les listes d'appel : </text:p>
      <text:p text:style-name="P8">Il faut créer une liste d'appel simple avec BroadcastByPhone et l'enregistrer. Lorsque la méthode callTillConfirm aura été passée, la liste est « inutilisable » et elle est enrichie des messages de l'application (appels rejetés, appels répondus mais non confirmés, appels confirmés...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ucidasans" svg:font-family="Lucidasans" style:font-pitch="variable"/>
    <style:font-face style:name="Mincho" svg:font-family="Mincho, msminch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adornments="Bold" style:font-family-generic="swiss" style:font-pitch="variable"/>
    <style:font-face style:name="Nimbus Sans L1" svg:font-family="'Nimbus Sans L'" style:font-adornments="Bold Italic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Titre" style:next-style-name="Text_20_body" style:class="text" style:master-page-name="" style:default-outline-level="1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indent="0in" style:auto-text-indent="false">
        <style:tab-stops/>
      </style:paragraph-properties>
      <style:text-properties fo:font-variant="normal" fo:text-transform="none" fo:color="#000000" style:font-name="Nimbus Sans L1" fo:font-size="12pt" fo:language="fr" fo:country="FR" fo:font-style="italic" fo:text-shadow="none" fo:font-weight="bold" style:font-size-asian="14pt" style:font-style-asian="italic" style:font-weight-asian="normal" style:font-size-complex="14pt" style:font-style-complex="italic" style:font-weight-complex="normal" style:font-relief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9T17:24:53</meta:creation-date>
    <dc:creator>boissier</dc:creator>
    <dc:date>2007-12-24T16:25:36</dc:date>
    <dc:language>en-US</dc:language>
    <meta:editing-cycles>5</meta:editing-cycles>
    <meta:editing-duration>PT5H4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17" meta:character-count="1564"/>
  </office:meta>
</office:document-meta>
</file>